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764cm" fo:margin-left="0.175cm" fo:margin-top="0cm" fo:margin-bottom="0cm" table:align="left" style:writing-mode="lr-tb"/>
    </style:style>
    <style:style style:name="Tabela1.A" style:family="table-column">
      <style:table-column-properties style:column-width="4.062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D" style:family="table-column">
      <style:table-column-properties style:column-width="4.066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1pt solid #000001"/>
    </style:style>
    <style:style style:name="P1" style:family="paragraph" style:parent-style-name="Standard">
      <style:text-properties style:font-name="LiberationSerif" fo:font-size="12pt" style:font-size-asian="12pt"/>
    </style:style>
    <style:style style:name="P2" style:family="paragraph" style:parent-style-name="Standard">
      <style:paragraph-properties fo:text-align="start" style:justify-single-word="false"/>
      <style:text-properties style:font-name="LiberationSerif" fo:font-size="12pt" style:font-size-asian="12pt"/>
    </style:style>
    <style:style style:name="P3" style:family="paragraph" style:parent-style-name="Standard">
      <style:paragraph-properties fo:text-align="start" style:justify-single-word="false"/>
      <style:text-properties style:font-name="LiberationSerif" fo:font-size="12pt" officeooo:rsid="000d75ea" style:font-size-asian="12pt"/>
    </style:style>
    <style:style style:name="P4" style:family="paragraph" style:parent-style-name="Standard">
      <style:paragraph-properties fo:text-align="start" style:justify-single-word="false"/>
      <style:text-properties style:font-name="LiberationSerif" fo:font-size="12pt" fo:font-weight="bold" style:font-size-asian="12pt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0d75ea"/>
    </style:style>
    <style:style style:name="P6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LiberationSerif" fo:font-size="12pt" officeooo:paragraph-rsid="000d75ea" style:font-size-asian="12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Times New Roman" fo:font-size="12pt" fo:font-weight="bold" officeooo:paragraph-rsid="000df824" style:font-name-asian="Arial" style:font-size-asian="12pt" style:font-weight-asian="bold" style:font-name-complex="Arial" style:font-size-complex="12pt"/>
    </style:style>
    <style:style style:name="P8" style:family="paragraph" style:parent-style-name="Standard">
      <style:paragraph-properties fo:margin-top="0cm" fo:margin-bottom="0.212cm" loext:contextual-spacing="false" fo:text-align="center" style:justify-single-word="false"/>
      <style:text-properties style:font-name="Times New Roman" fo:font-size="12pt" fo:font-weight="bold" officeooo:paragraph-rsid="000df824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.212cm" loext:contextual-spacing="false"/>
      <style:text-properties style:font-name="Times New Roman" fo:font-size="12pt" officeooo:rsid="0023e2da" officeooo:paragraph-rsid="000df824" style:font-size-asian="12pt" style:font-size-complex="12pt"/>
    </style:style>
    <style:style style:name="P10" style:family="paragraph" style:parent-style-name="Standard">
      <style:paragraph-properties fo:margin-top="0cm" fo:margin-bottom="0.212cm" loext:contextual-spacing="false"/>
      <style:text-properties style:font-name="Times New Roman" fo:font-size="12pt" officeooo:rsid="0025b355" officeooo:paragraph-rsid="000df824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Serif-Bold" fo:font-size="12pt" fo:font-weight="bold" officeooo:paragraph-rsid="000d75ea" style:font-size-asian="12pt" style:font-weight-asian="bold"/>
    </style:style>
    <style:style style:name="P12" style:family="paragraph" style:parent-style-name="Standard">
      <style:text-properties style:font-name="LiberationSerif" fo:font-size="12pt" officeooo:rsid="000e13b8" officeooo:paragraph-rsid="000e13b8" style:font-size-asian="12pt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Serif-Bold" fo:font-size="12pt" fo:font-weight="bold" officeooo:rsid="000a1759" officeooo:paragraph-rsid="000df824" style:font-size-asian="12pt" style:font-weight-asian="bold" style:font-size-complex="12pt" style:font-weight-complex="bold"/>
    </style:style>
    <style:style style:name="T1" style:family="text">
      <style:text-properties style:font-name="LiberationSerif-Bold" fo:font-size="12pt" fo:font-weight="bold" style:font-size-asian="12pt" style:font-weight-asian="bold"/>
    </style:style>
    <style:style style:name="T2" style:family="text">
      <style:text-properties style:font-name="LiberationSerif-Bold" fo:font-size="12pt" fo:font-weight="bold" officeooo:rsid="000d75ea" style:font-size-asian="12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Requisitar Acesso a Informação do Sistema </text:span><text:span text:style-name="T2">Gerenciador de Consultas</text:span></text:p>
      <text:p text:style-name="P5"><text:span text:style-name="T2"><text:tab/><text:tab/><text:tab/><text:tab/><text:tab/><text:tab/><text:tab/><text:tab/><text:tab/></text:span><text:span text:style-name="T1">versão 1.0</text:span></text:p>
      <text:p text:style-name="P11"/>
      <text:p text:style-name="P7">Histórico da Revisão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A1" office:value-type="string">
            <text:p text:style-name="P8">Autor</text:p>
          </table:table-cell>
        </table:table-row>
        <table:table-row table:style-name="Tabela1.1">
          <table:table-cell table:style-name="Tabela1.A1" office:value-type="string">
            <text:p text:style-name="P9">29/04/2016</text:p>
          </table:table-cell>
          <table:table-cell table:style-name="Tabela1.A1" office:value-type="string">
            <text:p text:style-name="P9">1.0</text:p>
          </table:table-cell>
          <table:table-cell table:style-name="Tabela1.A1" office:value-type="string">
            <text:p text:style-name="P9">Inclusão da tabela “Histórico da Revisão”.</text:p>
          </table:table-cell>
          <table:table-cell table:style-name="Tabela1.A1" office:value-type="string">
            <text:p text:style-name="P9">Caio Romão</text:p>
          </table:table-cell>
        </table:table-row>
        <table:table-row table:style-name="Tabela1.1"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</table:table-row>
      </table:table>
      <text:p text:style-name="P13"/>
      <text:p text:style-name="P11"/>
      <text:p text:style-name="P11"/>
      <text:p text:style-name="P11"/>
      <text:p text:style-name="P2"/>
      <text:p text:style-name="P2"/>
      <text:p text:style-name="P2"/>
      <text:p text:style-name="P2"/>
      <text:p text:style-name="P2">1) De qual acesso preciso?</text:p>
      <text:p text:style-name="P2">Preciso de Acesso ao Documento de Análise de Viabilidade do Projeto.</text:p>
      <text:p text:style-name="P2"/>
      <text:p text:style-name="P2">2) Porque preciso desse acesso?</text:p>
      <text:p text:style-name="P2">Para verificar se todos os requisitos foram levados em consideração durante essa análise de</text:p>
      <text:p text:style-name="P2">viabilidade.</text:p>
      <text:p text:style-name="P2"/>
      <text:p text:style-name="P2">Declaro a validade das informações acima apresentadas</text:p>
      <text:p text:style-name="P2"/>
      <text:p text:style-name="P4">________________________________________________________________________________</text:p>
      <text:p text:style-name="P3">Gilmar Filho</text:p>
      <text:p text:style-name="P2">Gerente de Requisitos</text:p>
      <text:p text:style-name="P2"/>
      <text:p text:style-name="P2">Resultado da requisição</text:p>
      <text:p text:style-name="P2">Aprovado.</text:p>
      <text:p text:style-name="P6"/>
      <text:p text:style-name="P12">Josimar Morais</text:p>
      <text:p text:style-name="P1">Gerente de configur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1:35:37.507000000</meta:creation-date>
    <dc:date>2016-07-18T11:43:48.699000000</dc:date>
    <meta:editing-duration>PT4M12S</meta:editing-duration>
    <meta:editing-cycles>3</meta:editing-cycles>
    <meta:generator>LibreOffice/4.4.5.2$Windows_x86 LibreOffice_project/a22f674fd25a3b6f45bdebf25400ed2adff0ff99</meta:generator>
    <meta:document-statistic meta:table-count="1" meta:image-count="0" meta:object-count="0" meta:page-count="2" meta:paragraph-count="24" meta:word-count="86" meta:character-count="657" meta:non-whitespace-character-count="586"/>
  </office:meta>
</office:document-meta>
</file>